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5526" officeooo:paragraph-rsid="00175526"/>
    </style:style>
    <style:style style:name="P2" style:family="paragraph" style:parent-style-name="Standard">
      <style:text-properties fo:font-weight="bold" officeooo:rsid="00175526" officeooo:paragraph-rsid="00175526" style:font-weight-asian="bold" style:font-weight-complex="bold"/>
    </style:style>
    <style:style style:name="P3" style:family="paragraph" style:parent-style-name="Standard">
      <style:text-properties fo:font-weight="bold" officeooo:rsid="00175836" officeooo:paragraph-rsid="00175836" style:font-weight-asian="bold" style:font-weight-complex="bold"/>
    </style:style>
    <style:style style:name="P4" style:family="paragraph" style:parent-style-name="Standard">
      <style:text-properties fo:font-weight="normal" officeooo:rsid="00175836" officeooo:paragraph-rsid="00175836" style:font-weight-asian="normal" style:font-weight-complex="normal"/>
    </style:style>
    <style:style style:name="P5" style:family="paragraph" style:parent-style-name="Standard">
      <style:text-properties fo:font-weight="normal" officeooo:rsid="0018c5cb" officeooo:paragraph-rsid="0018c5cb" style:font-weight-asian="normal" style:font-weight-complex="normal"/>
    </style:style>
    <style:style style:name="P6" style:family="paragraph" style:parent-style-name="Standard">
      <style:text-properties fo:font-weight="normal" officeooo:rsid="0019bd0f" officeooo:paragraph-rsid="0019bd0f" style:font-weight-asian="normal" style:font-weight-complex="normal"/>
    </style:style>
    <style:style style:name="P7" style:family="paragraph" style:parent-style-name="Standard">
      <style:text-properties fo:font-weight="normal" officeooo:rsid="001a7067" officeooo:paragraph-rsid="001a7067" style:font-weight-asian="normal" style:font-weight-complex="normal"/>
    </style:style>
    <style:style style:name="P8" style:family="paragraph" style:parent-style-name="Standard">
      <style:text-properties fo:font-weight="normal" officeooo:rsid="001aa1f7" officeooo:paragraph-rsid="001aa1f7" style:font-weight-asian="normal" style:font-weight-complex="normal"/>
    </style:style>
    <style:style style:name="P9" style:family="paragraph" style:parent-style-name="Standard">
      <style:text-properties fo:font-weight="normal" officeooo:rsid="001afb22" officeooo:paragraph-rsid="001afb22" style:font-weight-asian="normal" style:font-weight-complex="normal"/>
    </style:style>
    <style:style style:name="P10" style:family="paragraph" style:parent-style-name="Standard">
      <style:text-properties fo:font-weight="normal" officeooo:rsid="001be4ad" officeooo:paragraph-rsid="001be4ad" style:font-weight-asian="normal" style:font-weight-complex="normal"/>
    </style:style>
    <style:style style:name="P11" style:family="paragraph" style:parent-style-name="Standard">
      <style:text-properties fo:font-weight="normal" officeooo:rsid="001d1371" officeooo:paragraph-rsid="001d1371" style:font-weight-asian="normal" style:font-weight-complex="normal"/>
    </style:style>
    <style:style style:name="P12" style:family="paragraph" style:parent-style-name="Standard">
      <style:text-properties fo:font-weight="normal" officeooo:rsid="001d7a79" officeooo:paragraph-rsid="001d7a79" style:font-weight-asian="normal" style:font-weight-complex="normal"/>
    </style:style>
    <style:style style:name="P13" style:family="paragraph" style:parent-style-name="Standard">
      <style:text-properties fo:font-weight="normal" officeooo:rsid="001eecb4" officeooo:paragraph-rsid="001eecb4" style:font-weight-asian="normal" style:font-weight-complex="normal"/>
    </style:style>
    <style:style style:name="P14" style:family="paragraph" style:parent-style-name="Standard">
      <style:text-properties fo:font-weight="normal" officeooo:rsid="002031d8" officeooo:paragraph-rsid="002031d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## List of function and recursion programming exercises ###</text:p>
      <text:p text:style-name="P1"/>
      <text:p text:style-name="P3">* Write a C program to find cube of any number using function.</text:p>
      <text:p text:style-name="P3">Source Code</text:p>
      <text:p text:style-name="P4">#include &lt;stdio.h&gt;</text:p>
      <text:p text:style-name="P4">/* Function declaration */</text:p>
      <text:p text:style-name="P4">double cube(double num);</text:p>
      <text:p text:style-name="P4"/>
      <text:p text:style-name="P4">int main()</text:p>
      <text:p text:style-name="P4">{</text:p>
      <text:p text:style-name="P4"><text:s text:c="4"/>int num;</text:p>
      <text:p text:style-name="P4"><text:s text:c="4"/>double c;</text:p>
      <text:p text:style-name="P4"><text:s text:c="4"/>/* Input number to find cube from user */</text:p>
      <text:p text:style-name="P4"><text:s text:c="4"/>printf("Enter any number: ");</text:p>
      <text:p text:style-name="P4"><text:s text:c="4"/>scanf("%d", &amp;num);</text:p>
      <text:p text:style-name="P4"><text:s text:c="4"/>c = cube(num);</text:p>
      <text:p text:style-name="P4"><text:s text:c="4"/>printf("Cube of %d is %.2f", num, c); </text:p>
      <text:p text:style-name="P4"><text:s text:c="4"/>return 0;</text:p>
      <text:p text:style-name="P4">}</text:p>
      <text:p text:style-name="P4">double cube(double num)</text:p>
      <text:p text:style-name="P4">{</text:p>
      <text:p text:style-name="P4"><text:s text:c="4"/>return (num * num * num);</text:p>
      <text:p text:style-name="P4">}</text:p>
      <text:p text:style-name="P3"/>
      <text:p text:style-name="P3">* Write a C program to find diameter, circumference and area of circle using functions.</text:p>
      <text:p text:style-name="P3">Source Code</text:p>
      <text:p text:style-name="P4">#include &lt;stdio.h&gt;</text:p>
      <text:p text:style-name="P4">#include &lt;math.h&gt; // Used for constant PI referred as M_PI</text:p>
      <text:p text:style-name="P4"/>
      <text:p text:style-name="P4">/* Function declaration */</text:p>
      <text:p text:style-name="P4">double getDiameter(double radius);</text:p>
      <text:p text:style-name="P4">double getCircumference(double radius);</text:p>
      <text:p text:style-name="P4">double getArea(double radius);</text:p>
      <text:p text:style-name="P4"/>
      <text:p text:style-name="P4">int main() </text:p>
      <text:p text:style-name="P4">{</text:p>
      <text:p text:style-name="P4"><text:s text:c="4"/>float radius, dia, circ, area;</text:p>
      <text:p text:style-name="P4"><text:s text:c="4"/>/* Input radius of circle from user */</text:p>
      <text:p text:style-name="P4"><text:s text:c="4"/>printf("Enter radius of circle: ");</text:p>
      <text:p text:style-name="P4"><text:s text:c="4"/>scanf("%f", &amp;radius);</text:p>
      <text:p text:style-name="P4"><text:s text:c="4"/>dia <text:s/>= getDiameter(radius); <text:s text:c="6"/>// Call getDiameter function</text:p>
      <text:p text:style-name="P4"><text:s text:c="4"/>circ = getCircumference(radius); <text:s/>// Call getCircumference function</text:p>
      <text:p text:style-name="P4"><text:s text:c="4"/>area = getArea(radius); <text:s text:c="10"/>// Call getArea function</text:p>
      <text:p text:style-name="P4"><text:s text:c="4"/>printf("Diameter of the circle = %.2f units\n", dia);</text:p>
      <text:p text:style-name="P4"><text:s text:c="4"/>printf("Circumference of the circle = %.2f units\n", circ);</text:p>
      <text:p text:style-name="P4"><text:s text:c="4"/>printf("Area of the circle = %.2f sq. units", area);</text:p>
      <text:p text:style-name="P4"><text:s text:c="4"/>return 0;</text:p>
      <text:p text:style-name="P4">}</text:p>
      <text:p text:style-name="P4"/>
      <text:p text:style-name="P4">/**</text:p>
      <text:p text:style-name="P4"><text:s/>* Calculate diameter of circle whose radius is given</text:p>
      <text:p text:style-name="P4"><text:s/>*/</text:p>
      <text:p text:style-name="P4"><text:soft-page-break/>double getDiameter(double radius) </text:p>
      <text:p text:style-name="P4">{</text:p>
      <text:p text:style-name="P4"><text:s text:c="4"/>return (2 * radius);</text:p>
      <text:p text:style-name="P4">}</text:p>
      <text:p text:style-name="P4">/**</text:p>
      <text:p text:style-name="P4"><text:s/>* Calculate circumference of circle whose radius is given</text:p>
      <text:p text:style-name="P4"><text:s/>*/</text:p>
      <text:p text:style-name="P4">double getCircumference(double radius) </text:p>
      <text:p text:style-name="P4">{</text:p>
      <text:p text:style-name="P4"><text:s text:c="4"/>return (2 * M_PI * radius); // M_PI = PI = 3.14 ... </text:p>
      <text:p text:style-name="P4">}</text:p>
      <text:p text:style-name="P4">/**</text:p>
      <text:p text:style-name="P4"><text:s/>* Find area of circle whose radius is given</text:p>
      <text:p text:style-name="P4"><text:s/>*/</text:p>
      <text:p text:style-name="P4">double getArea(double radius)</text:p>
      <text:p text:style-name="P4">{</text:p>
      <text:p text:style-name="P4"><text:s text:c="4"/>return (M_PI * radius * radius); // M_PI = PI = 3.14 ...</text:p>
      <text:p text:style-name="P4">}</text:p>
      <text:p text:style-name="P3"/>
      <text:p text:style-name="P3">* Write a C program to find maximum and minimum between two numbers using functions.</text:p>
      <text:p text:style-name="P3">Source Code</text:p>
      <text:p text:style-name="P5">#include &lt;stdio.h&gt;</text:p>
      <text:p text:style-name="P5"/>
      <text:p text:style-name="P5">/* Function declarations */</text:p>
      <text:p text:style-name="P5">int max(int num1, int num2);</text:p>
      <text:p text:style-name="P5">int min(int num1, int num2);</text:p>
      <text:p text:style-name="P5"/>
      <text:p text:style-name="P5">int main() </text:p>
      <text:p text:style-name="P5">{</text:p>
      <text:p text:style-name="P5"><text:s text:c="4"/>int num1, num2, maximum, minimum;</text:p>
      <text:p text:style-name="P5"><text:s text:c="4"/>/* Input two numbers from user */</text:p>
      <text:p text:style-name="P5"><text:s text:c="4"/>printf("Enter any two numbers: ");</text:p>
      <text:p text:style-name="P5"><text:s text:c="4"/>scanf("%d%d", &amp;num1, &amp;num2);</text:p>
      <text:p text:style-name="P5"><text:s text:c="4"/>maximum = max(num1, num2); <text:s/>// Call maximum function</text:p>
      <text:p text:style-name="P5"><text:s text:c="4"/>minimum = min(num1, num2); <text:s/>// Call minimum function</text:p>
      <text:p text:style-name="P5"><text:s text:c="4"/>printf("\nMaximum = %d\n", maximum);</text:p>
      <text:p text:style-name="P5"><text:s text:c="4"/>printf("Minimum = %d", minimum);</text:p>
      <text:p text:style-name="P5"><text:s text:c="4"/>return 0;</text:p>
      <text:p text:style-name="P5">}</text:p>
      <text:p text:style-name="P5"/>
      <text:p text:style-name="P5">/**</text:p>
      <text:p text:style-name="P5"><text:s/>* Find maximum between two numbers.</text:p>
      <text:p text:style-name="P5"><text:s/>*/</text:p>
      <text:p text:style-name="P5">int max(int num1, int num2)</text:p>
      <text:p text:style-name="P5">{</text:p>
      <text:p text:style-name="P5"><text:s text:c="4"/>return (num1 &gt; num2 ) ? num1 : num2;</text:p>
      <text:p text:style-name="P5">}</text:p>
      <text:p text:style-name="P5">/**</text:p>
      <text:p text:style-name="P5"><text:s/>* Find minimum between two numbers.</text:p>
      <text:p text:style-name="P5"><text:s/>*/</text:p>
      <text:p text:style-name="P5">int min(int num1, int num2) </text:p>
      <text:p text:style-name="P5">{</text:p>
      <text:p text:style-name="P5"><text:soft-page-break/><text:s text:c="4"/>return (num1 &gt; num2 ) ? num2 : num1;</text:p>
      <text:p text:style-name="P5">}</text:p>
      <text:p text:style-name="P3"/>
      <text:p text:style-name="P3">* Write a C program to check whether a number is even or odd using functions.</text:p>
      <text:p text:style-name="P3">Source Code</text:p>
      <text:p text:style-name="P6">#include &lt;stdio.h&gt;</text:p>
      <text:p text:style-name="P6">/**</text:p>
      <text:p text:style-name="P6"><text:s/>* Function to check even or odd</text:p>
      <text:p text:style-name="P6"><text:s/>* Returns 1 is num is even otherwise 0</text:p>
      <text:p text:style-name="P6"><text:s/>*/</text:p>
      <text:p text:style-name="P6">int isEven(int num)</text:p>
      <text:p text:style-name="P6">{</text:p>
      <text:p text:style-name="P6"><text:s text:c="4"/>return !(num &amp; 1);</text:p>
      <text:p text:style-name="P6">}</text:p>
      <text:p text:style-name="P6"/>
      <text:p text:style-name="P6">int main()</text:p>
      <text:p text:style-name="P6">{</text:p>
      <text:p text:style-name="P6"><text:s text:c="4"/>int num;</text:p>
      <text:p text:style-name="P6"><text:s text:c="4"/>/* Input number from user */</text:p>
      <text:p text:style-name="P6"><text:s text:c="4"/>printf("Enter any number: ");</text:p>
      <text:p text:style-name="P6"><text:s text:c="4"/>scanf("%d", &amp;num);</text:p>
      <text:p text:style-name="P6"><text:s text:c="4"/>/* If isEven() function returns 0 then the number is even */</text:p>
      <text:p text:style-name="P6"><text:s text:c="4"/>if(isEven(num))</text:p>
      <text:p text:style-name="P6"><text:s text:c="4"/>{</text:p>
      <text:p text:style-name="P6"><text:s text:c="8"/>printf("The number is even.");</text:p>
      <text:p text:style-name="P6"><text:s text:c="4"/>}</text:p>
      <text:p text:style-name="P6"><text:s text:c="4"/>else</text:p>
      <text:p text:style-name="P6"><text:s text:c="4"/>{</text:p>
      <text:p text:style-name="P6"><text:s text:c="8"/>printf("The number is odd.");</text:p>
      <text:p text:style-name="P6"><text:s text:c="4"/>}</text:p>
      <text:p text:style-name="P6"><text:s text:c="4"/>return 0;</text:p>
      <text:p text:style-name="P6">}</text:p>
      <text:p text:style-name="P3"/>
      <text:p text:style-name="P3">* Write a C program to check whether a number is prime, Armstrong or perfect number using functions.</text:p>
      <text:p text:style-name="P3">Source Code</text:p>
      <text:p text:style-name="P7">#include &lt;stdio.h&gt;</text:p>
      <text:p text:style-name="P7">#include &lt;math.h&gt;</text:p>
      <text:p text:style-name="P7">/* Function declarations */</text:p>
      <text:p text:style-name="P7">int isPrime(int num);</text:p>
      <text:p text:style-name="P7">int isArmstrong(int num);</text:p>
      <text:p text:style-name="P7">int isPerfect(int num);</text:p>
      <text:p text:style-name="P7"/>
      <text:p text:style-name="P7">int main()</text:p>
      <text:p text:style-name="P7">{</text:p>
      <text:p text:style-name="P7"><text:s text:c="4"/>int num;</text:p>
      <text:p text:style-name="P7"><text:s text:c="4"/>printf("Enter any number: ");</text:p>
      <text:p text:style-name="P7"><text:s text:c="4"/>scanf("%d", &amp;num);</text:p>
      <text:p text:style-name="P7"><text:s text:c="4"/></text:p>
      <text:p text:style-name="P7"><text:s text:c="4"/>// Call isPrime() functions</text:p>
      <text:p text:style-name="P7"><text:s text:c="4"/>if(isPrime(num))</text:p>
      <text:p text:style-name="P7"><text:s text:c="4"/>{</text:p>
      <text:p text:style-name="P7"><text:soft-page-break/><text:s text:c="8"/>printf("%d is Prime number.\n", num);</text:p>
      <text:p text:style-name="P7"><text:s text:c="4"/>}</text:p>
      <text:p text:style-name="P7"><text:s text:c="4"/>else</text:p>
      <text:p text:style-name="P7"><text:s text:c="4"/>{</text:p>
      <text:p text:style-name="P7"><text:s text:c="8"/>printf("%d is not Prime number.\n", num);</text:p>
      <text:p text:style-name="P7"><text:s text:c="4"/>}</text:p>
      <text:p text:style-name="P7"><text:s text:c="4"/>// Call isArmstrong() function</text:p>
      <text:p text:style-name="P7"><text:s text:c="4"/>if(isArmstrong(num))</text:p>
      <text:p text:style-name="P7"><text:s text:c="4"/>{</text:p>
      <text:p text:style-name="P7"><text:s text:c="8"/>printf("%d is Armstrong number.\n", num);</text:p>
      <text:p text:style-name="P7"><text:s text:c="4"/>}</text:p>
      <text:p text:style-name="P7"><text:s text:c="4"/>else</text:p>
      <text:p text:style-name="P7"><text:s text:c="4"/>{</text:p>
      <text:p text:style-name="P7"><text:s text:c="8"/>printf("%d is not Armstrong number.\n", num);</text:p>
      <text:p text:style-name="P7"><text:s text:c="4"/>}</text:p>
      <text:p text:style-name="P7"><text:s text:c="4"/>// Call isPerfect() function</text:p>
      <text:p text:style-name="P7"><text:s text:c="4"/>if(isPerfect(num))</text:p>
      <text:p text:style-name="P7"><text:s text:c="4"/>{</text:p>
      <text:p text:style-name="P7"><text:s text:c="8"/>printf("%d is Perfect number.\n", num);</text:p>
      <text:p text:style-name="P7"><text:s text:c="4"/>}</text:p>
      <text:p text:style-name="P7"><text:s text:c="4"/>else</text:p>
      <text:p text:style-name="P7"><text:s text:c="4"/>{</text:p>
      <text:p text:style-name="P7"><text:s text:c="8"/>printf("%d is not Perfect number.\n", num);</text:p>
      <text:p text:style-name="P7"><text:s text:c="4"/>}</text:p>
      <text:p text:style-name="P7"><text:s text:c="4"/>return 0;</text:p>
      <text:p text:style-name="P7">}</text:p>
      <text:p text:style-name="P7">/**</text:p>
      <text:p text:style-name="P7"><text:s/>* Check whether a number is prime or not. </text:p>
      <text:p text:style-name="P7"><text:s/>* Returns 1 if the number is prime otherwise 0.</text:p>
      <text:p text:style-name="P7"><text:s/>*/</text:p>
      <text:p text:style-name="P7">int isPrime(int num) </text:p>
      <text:p text:style-name="P7">{</text:p>
      <text:p text:style-name="P7"><text:s text:c="4"/>int i;</text:p>
      <text:p text:style-name="P7"><text:s text:c="4"/>for(i=2; i&lt;=num/2; i++) <text:s/></text:p>
      <text:p text:style-name="P7"><text:s text:c="4"/>{ <text:s/></text:p>
      <text:p text:style-name="P7"><text:s text:c="8"/>/* <text:s/></text:p>
      <text:p text:style-name="P7"><text:s text:c="9"/>* If the number is divisible by any number <text:s/></text:p>
      <text:p text:style-name="P7"><text:s text:c="9"/>* other than 1 and self then it is not prime </text:p>
      <text:p text:style-name="P7"><text:s text:c="9"/>*/ <text:s/></text:p>
      <text:p text:style-name="P7"><text:s text:c="8"/>if(num%i == 0) <text:s/></text:p>
      <text:p text:style-name="P7"><text:s text:c="8"/>{</text:p>
      <text:p text:style-name="P7"><text:s text:c="12"/>return 0;</text:p>
      <text:p text:style-name="P7"><text:s text:c="8"/>} <text:s/></text:p>
      <text:p text:style-name="P7"><text:s text:c="4"/>} </text:p>
      <text:p text:style-name="P7"><text:s text:c="4"/>return 1; </text:p>
      <text:p text:style-name="P7">}</text:p>
      <text:p text:style-name="P7">/**</text:p>
      <text:p text:style-name="P7"><text:s/>* Check whether a number is Armstrong number or not. </text:p>
      <text:p text:style-name="P7"><text:s/>* Returns 1 if the number is Armstrong number otherwise 0.</text:p>
      <text:p text:style-name="P7"><text:s/>*/</text:p>
      <text:p text:style-name="P7">/**</text:p>
      <text:p text:style-name="P7"><text:s/>* A number a is an Armstrong Number or narcissistic number </text:p>
      <text:p text:style-name="P7"><text:soft-page-break/><text:s/>* if it is equal to the sum of its own digits raised to the power </text:p>
      <text:p text:style-name="P7"><text:s/>* of the number of digits.</text:p>
      <text:p text:style-name="P7">*/</text:p>
      <text:p text:style-name="P7">int isArmstrong(int num) </text:p>
      <text:p text:style-name="P7">{</text:p>
      <text:p text:style-name="P7"><text:s text:c="4"/>int lastDigit, sum, originalNum, digits;</text:p>
      <text:p text:style-name="P7"><text:s text:c="4"/>sum = 0;</text:p>
      <text:p text:style-name="P7"><text:s text:c="4"/>originalNum = num;</text:p>
      <text:p text:style-name="P7"><text:s text:c="4"/>/* Find total digits in num */</text:p>
      <text:p text:style-name="P7"><text:s text:c="4"/>digits = (int) log10(num) + 1;</text:p>
      <text:p text:style-name="P7"><text:s text:c="4"/>/*</text:p>
      <text:p text:style-name="P7"><text:s text:c="5"/>* Calculate sum of power of digits</text:p>
      <text:p text:style-name="P7"><text:s text:c="5"/>*/</text:p>
      <text:p text:style-name="P7"><text:s text:c="4"/>while(num &gt; 0)</text:p>
      <text:p text:style-name="P7"><text:s text:c="4"/>{</text:p>
      <text:p text:style-name="P7"><text:s text:c="8"/>// Extract the last digit</text:p>
      <text:p text:style-name="P7"><text:s text:c="8"/>lastDigit = num % 10;</text:p>
      <text:p text:style-name="P7"><text:s text:c="8"/>// Compute sum of power of last digit</text:p>
      <text:p text:style-name="P7"><text:s text:c="8"/>sum = sum + round(pow(lastDigit, digits));</text:p>
      <text:p text:style-name="P7"><text:s text:c="8"/>// Remove the last digit</text:p>
      <text:p text:style-name="P7"><text:s text:c="8"/>num = num / 10;</text:p>
      <text:p text:style-name="P7"><text:s text:c="4"/>}</text:p>
      <text:p text:style-name="P7"><text:s text:c="4"/>return (originalNum == sum);</text:p>
      <text:p text:style-name="P7">}</text:p>
      <text:p text:style-name="P7">/**</text:p>
      <text:p text:style-name="P7"><text:s/>* Check whether the number is perfect number or not. </text:p>
      <text:p text:style-name="P7"><text:s/>* Returns 1 if the number is perfect otherwise 0.</text:p>
      <text:p text:style-name="P7"><text:s/>*/</text:p>
      <text:p text:style-name="P7">/**</text:p>
      <text:p text:style-name="P7"><text:s/>* Perfect number is a positive number which sum of all positive divisors excluding </text:p>
      <text:p text:style-name="P7"><text:s/>* that number is equal to that number. For example 6 is perfect number since divisor of 6 are 1, 2 and 3. <text:s/></text:p>
      <text:p text:style-name="P7"><text:s/>* Sum of its divisor is 1 + 2+ 3 = 6</text:p>
      <text:p text:style-name="P7">*/</text:p>
      <text:p text:style-name="P7">int isPerfect(int num) </text:p>
      <text:p text:style-name="P7">{</text:p>
      <text:p text:style-name="P7"><text:s text:c="4"/>int i, sum, n;</text:p>
      <text:p text:style-name="P7"><text:s text:c="4"/>sum = 0;</text:p>
      <text:p text:style-name="P7"><text:s text:c="4"/>n = num;</text:p>
      <text:p text:style-name="P7"><text:s text:c="4"/>for(i=1; i&lt;n; i++) <text:s/></text:p>
      <text:p text:style-name="P7"><text:s text:c="4"/>{ <text:s/></text:p>
      <text:p text:style-name="P7"><text:s text:c="8"/>/* If i is a divisor of num */ <text:s/></text:p>
      <text:p text:style-name="P7"><text:s text:c="8"/>if(n%i == 0) <text:s/></text:p>
      <text:p text:style-name="P7"><text:s text:c="8"/>{ <text:s/></text:p>
      <text:p text:style-name="P7"><text:s text:c="12"/>sum += i; <text:s/></text:p>
      <text:p text:style-name="P7"><text:s text:c="8"/>} <text:s/></text:p>
      <text:p text:style-name="P7"><text:s text:c="4"/>}</text:p>
      <text:p text:style-name="P7"><text:s text:c="4"/>return (num == sum);</text:p>
      <text:p text:style-name="P7">}</text:p>
      <text:p text:style-name="P3"/>
      <text:p text:style-name="P3"/>
      <text:p text:style-name="P3"/>
      <text:p text:style-name="P3"><text:soft-page-break/>* Write a C program to find all prime numbers between given interval using functions.</text:p>
      <text:p text:style-name="P3">Source Code</text:p>
      <text:p text:style-name="P7">#include &lt;stdio.h&gt;</text:p>
      <text:p text:style-name="P7">/* Function declarations */</text:p>
      <text:p text:style-name="P7">int isPrime(int num);</text:p>
      <text:p text:style-name="P7">void printPrimes(int lowerLimit, int upperLimit);</text:p>
      <text:p text:style-name="P7"/>
      <text:p text:style-name="P7">int main()</text:p>
      <text:p text:style-name="P7">{</text:p>
      <text:p text:style-name="P7"><text:s text:c="4"/>int lowerLimit, upperLimit;</text:p>
      <text:p text:style-name="P7"><text:s text:c="4"/>printf("Enter the lower and upper limit to list primes: ");</text:p>
      <text:p text:style-name="P7"><text:s text:c="4"/>scanf("%d%d", &amp;lowerLimit, &amp;upperLimit);</text:p>
      <text:p text:style-name="P7"><text:s text:c="4"/>// Call function to print all primes between the given range.</text:p>
      <text:p text:style-name="P7"><text:s text:c="4"/>printPrimes(lowerLimit, upperLimit);</text:p>
      <text:p text:style-name="P7"><text:s text:c="4"/>return 0;</text:p>
      <text:p text:style-name="P7">}</text:p>
      <text:p text:style-name="P7">/**</text:p>
      <text:p text:style-name="P7"><text:s/>* Print all prime numbers between lower limit and upper limit. </text:p>
      <text:p text:style-name="P7"><text:s/>*/</text:p>
      <text:p text:style-name="P7">void printPrimes(int lowerLimit, int upperLimit)</text:p>
      <text:p text:style-name="P7">{</text:p>
      <text:p text:style-name="P7"><text:s text:c="4"/>printf("All prime number between %d to %d are: ", lowerLimit, upperLimit);</text:p>
      <text:p text:style-name="P7"><text:s text:c="4"/>while(lowerLimit &lt;= upperLimit)</text:p>
      <text:p text:style-name="P7"><text:s text:c="4"/>{</text:p>
      <text:p text:style-name="P7"><text:s text:c="8"/>// Print if current number is prime.</text:p>
      <text:p text:style-name="P7"><text:s text:c="8"/>if(isPrime(lowerLimit))</text:p>
      <text:p text:style-name="P7"><text:s text:c="8"/>{</text:p>
      <text:p text:style-name="P7"><text:s text:c="12"/>printf("%d, ", lowerLimit);</text:p>
      <text:p text:style-name="P7"><text:s text:c="8"/>}</text:p>
      <text:p text:style-name="P7"><text:s text:c="8"/>lowerLimit++;</text:p>
      <text:p text:style-name="P7"><text:s text:c="4"/>}</text:p>
      <text:p text:style-name="P7">}</text:p>
      <text:p text:style-name="P7">/** </text:p>
      <text:p text:style-name="P7"><text:s/>* Check whether a number is prime or not. </text:p>
      <text:p text:style-name="P7"><text:s/>* Returns 1 if the number is prime otherwise 0. </text:p>
      <text:p text:style-name="P7"><text:s/>*/ <text:s/></text:p>
      <text:p text:style-name="P7">int isPrime(int num) <text:s text:c="2"/></text:p>
      <text:p text:style-name="P7">{ <text:s/></text:p>
      <text:p text:style-name="P7"><text:s text:c="4"/>int i; <text:s/></text:p>
      <text:p text:style-name="P7"><text:s text:c="4"/>for(i=2; i&lt;=num/2; i++) <text:s text:c="3"/></text:p>
      <text:p text:style-name="P7"><text:s text:c="4"/>{ <text:s text:c="3"/></text:p>
      <text:p text:style-name="P7"><text:s text:c="8"/>/* <text:s text:c="2"/></text:p>
      <text:p text:style-name="P7"><text:s text:c="9"/>* If the number is divisible by any number <text:s text:c="2"/></text:p>
      <text:p text:style-name="P7"><text:s text:c="9"/>* other than 1 and self then it is not prime <text:s/></text:p>
      <text:p text:style-name="P7"><text:s text:c="9"/>*/ <text:s text:c="3"/></text:p>
      <text:p text:style-name="P7"><text:s text:c="8"/>if(num % i == 0) <text:s text:c="3"/></text:p>
      <text:p text:style-name="P7"><text:s text:c="8"/>{ <text:s/></text:p>
      <text:p text:style-name="P7"><text:s text:c="12"/>return 0; <text:s/></text:p>
      <text:p text:style-name="P7"><text:s text:c="8"/>} <text:s text:c="3"/></text:p>
      <text:p text:style-name="P7"><text:s text:c="4"/>} <text:s text:c="2"/></text:p>
      <text:p text:style-name="P7"><text:s text:c="4"/>return 1; <text:s text:c="2"/></text:p>
      <text:p text:style-name="P7">}</text:p>
      <text:p text:style-name="P3"><text:soft-page-break/></text:p>
      <text:p text:style-name="P3">* Write a C program to print all strong numbers between given interval using functions.</text:p>
      <text:p text:style-name="P3">Source Code</text:p>
      <text:p text:style-name="P8">#include &lt;stdio.h&gt;</text:p>
      <text:p text:style-name="P8">/* Function declaration */</text:p>
      <text:p text:style-name="P8">long long fact(int num);</text:p>
      <text:p text:style-name="P8">void printStrongNumbers(int start, int end);</text:p>
      <text:p text:style-name="P8"/>
      <text:p text:style-name="P8">int main()</text:p>
      <text:p text:style-name="P8">{</text:p>
      <text:p text:style-name="P8"><text:s text:c="4"/>int start, end;</text:p>
      <text:p text:style-name="P8"><text:s text:c="4"/>/* Input start and end range */</text:p>
      <text:p text:style-name="P8"><text:s text:c="4"/>printf("Enter the lower limit to find strong number: ");</text:p>
      <text:p text:style-name="P8"><text:s text:c="4"/>scanf("%d", &amp;start);</text:p>
      <text:p text:style-name="P8"><text:s text:c="4"/>printf("Enter the upper limit to find strong number: ");</text:p>
      <text:p text:style-name="P8"><text:s text:c="4"/>scanf("%d", &amp;end);</text:p>
      <text:p text:style-name="P8"><text:s text:c="4"/>printf("All strong numbers between %d to %d are: \n", start, end);</text:p>
      <text:p text:style-name="P8"><text:s text:c="4"/>printStrongNumbers(start, end);</text:p>
      <text:p text:style-name="P8"><text:s text:c="4"/>return 0;</text:p>
      <text:p text:style-name="P8">}</text:p>
      <text:p text:style-name="P8">/**</text:p>
      <text:p text:style-name="P8"><text:s/>* Print all strong numbers in a given range</text:p>
      <text:p text:style-name="P8"><text:s/>*/</text:p>
      <text:p text:style-name="P8">/**</text:p>
      <text:p text:style-name="P8"><text:s/>* If the sum of factorial of the digits in any number is equal </text:p>
      <text:p text:style-name="P8"><text:s/>* the given number then the number is called as STRONG number.</text:p>
      <text:p text:style-name="P8">*/</text:p>
      <text:p text:style-name="P8">void printStrongNumbers(int start, int end)</text:p>
      <text:p text:style-name="P8">{</text:p>
      <text:p text:style-name="P8"><text:s text:c="4"/>long long sum;</text:p>
      <text:p text:style-name="P8"><text:s text:c="4"/>int num;</text:p>
      <text:p text:style-name="P8"><text:s text:c="4"/>// Iterates from start to end</text:p>
      <text:p text:style-name="P8"><text:s text:c="4"/>while(start != end)</text:p>
      <text:p text:style-name="P8"><text:s text:c="4"/>{</text:p>
      <text:p text:style-name="P8"><text:s text:c="8"/>sum = 0;</text:p>
      <text:p text:style-name="P8"><text:s text:c="8"/>num = start;</text:p>
      <text:p text:style-name="P8"><text:s text:c="8"/>// Calculate sum of factorial of digits</text:p>
      <text:p text:style-name="P8"><text:s text:c="8"/>while(num != 0)</text:p>
      <text:p text:style-name="P8"><text:s text:c="8"/>{</text:p>
      <text:p text:style-name="P8"><text:s text:c="12"/>sum += fact(num % 10);</text:p>
      <text:p text:style-name="P8"><text:s text:c="12"/>num /= 10; </text:p>
      <text:p text:style-name="P8"><text:s text:c="8"/>}</text:p>
      <text:p text:style-name="P8"><text:s text:c="8"/>// If sum of factorial of digits equal to current number</text:p>
      <text:p text:style-name="P8"><text:s text:c="8"/>if(start == sum)</text:p>
      <text:p text:style-name="P8"><text:s text:c="8"/>{</text:p>
      <text:p text:style-name="P8"><text:s text:c="12"/>printf("%d, ", start);</text:p>
      <text:p text:style-name="P8"><text:s text:c="8"/>}</text:p>
      <text:p text:style-name="P8"><text:s text:c="8"/>start++;</text:p>
      <text:p text:style-name="P8"><text:s text:c="4"/>}</text:p>
      <text:p text:style-name="P8">}</text:p>
      <text:p text:style-name="P8">/**</text:p>
      <text:p text:style-name="P8"><text:s/>* Recursively find factorial of any number</text:p>
      <text:p text:style-name="P8"><text:soft-page-break/><text:s/>*/</text:p>
      <text:p text:style-name="P8">long long fact(int num)</text:p>
      <text:p text:style-name="P8">{</text:p>
      <text:p text:style-name="P8"><text:s text:c="4"/>if(num == 0)</text:p>
      <text:p text:style-name="P8"><text:s text:c="8"/>return 1;</text:p>
      <text:p text:style-name="P8"><text:s text:c="4"/>else</text:p>
      <text:p text:style-name="P8"><text:s text:c="8"/>return (num * fact(num-1));</text:p>
      <text:p text:style-name="P8">}</text:p>
      <text:p text:style-name="P3"/>
      <text:p text:style-name="P3">* Write a C program to print all Armstrong numbers between given interval using functions.</text:p>
      <text:p text:style-name="P3">Source Code</text:p>
      <text:p text:style-name="P9">#include &lt;stdio.h&gt;</text:p>
      <text:p text:style-name="P9">/* Function declarations */ </text:p>
      <text:p text:style-name="P9">int isArmstrong(int num);</text:p>
      <text:p text:style-name="P9">void printArmstrong(int start, int end);</text:p>
      <text:p text:style-name="P9"/>
      <text:p text:style-name="P9">int main()</text:p>
      <text:p text:style-name="P9">{</text:p>
      <text:p text:style-name="P9"><text:s text:c="4"/>int start, end;</text:p>
      <text:p text:style-name="P9"><text:s text:c="4"/>/* Input lower and upper limit to of armstrong numbers */</text:p>
      <text:p text:style-name="P9"><text:s text:c="4"/>printf("Enter lower limit to print armstrong numbers: ");</text:p>
      <text:p text:style-name="P9"><text:s text:c="4"/>scanf("%d", &amp;start);</text:p>
      <text:p text:style-name="P9"><text:s text:c="4"/>printf("Enter upper limit to print armstrong numbers: ");</text:p>
      <text:p text:style-name="P9"><text:s text:c="4"/>scanf("%d", &amp;end);</text:p>
      <text:p text:style-name="P9"><text:s text:c="4"/>printf("All armstrong numbers between %d to %d are: \n", start, end);</text:p>
      <text:p text:style-name="P9"><text:s text:c="4"/>printArmstrong(start, end);</text:p>
      <text:p text:style-name="P9"><text:s text:c="4"/>return 0;</text:p>
      <text:p text:style-name="P9">}</text:p>
      <text:p text:style-name="P9">/**</text:p>
      <text:p text:style-name="P9"><text:s/>* Check whether the given number is armstrong number or not.</text:p>
      <text:p text:style-name="P9"><text:s/>* Returns 1 if the number is armstrong otherwise 0.</text:p>
      <text:p text:style-name="P9"><text:s/>*/</text:p>
      <text:p text:style-name="P9">int isArmstrong(int num)</text:p>
      <text:p text:style-name="P9">{</text:p>
      <text:p text:style-name="P9"><text:s text:c="4"/>int temp, lastDigit, sum;</text:p>
      <text:p text:style-name="P9"><text:s text:c="4"/>temp = num;</text:p>
      <text:p text:style-name="P9"><text:s text:c="4"/>sum = 0;</text:p>
      <text:p text:style-name="P9"><text:s text:c="4"/>/* Calculate sum of cube of digits */</text:p>
      <text:p text:style-name="P9"><text:s text:c="4"/>while(temp != 0)</text:p>
      <text:p text:style-name="P9"><text:s text:c="4"/>{</text:p>
      <text:p text:style-name="P9"><text:s text:c="8"/>lastDigit = temp % 10;</text:p>
      <text:p text:style-name="P9"><text:s text:c="8"/>sum += lastDigit * lastDigit * lastDigit;</text:p>
      <text:p text:style-name="P9"><text:s text:c="8"/>temp /= 10;</text:p>
      <text:p text:style-name="P9"><text:s text:c="4"/>}</text:p>
      <text:p text:style-name="P9"><text:s text:c="4"/>/* </text:p>
      <text:p text:style-name="P9"><text:s text:c="5"/>* Check if sum of cube of digits equals</text:p>
      <text:p text:style-name="P9"><text:s text:c="5"/>* to original number.</text:p>
      <text:p text:style-name="P9"><text:s text:c="5"/>*/</text:p>
      <text:p text:style-name="P9"><text:s text:c="4"/>if(num == sum)</text:p>
      <text:p text:style-name="P9"><text:s text:c="8"/>return 1;</text:p>
      <text:p text:style-name="P9"><text:s text:c="4"/>else </text:p>
      <text:p text:style-name="P9"><text:s text:c="8"/>return 0;</text:p>
      <text:p text:style-name="P9"><text:soft-page-break/>}</text:p>
      <text:p text:style-name="P9">/**</text:p>
      <text:p text:style-name="P9"><text:s/>* Print all armstrong numbers between start and end. </text:p>
      <text:p text:style-name="P9"><text:s/>*/</text:p>
      <text:p text:style-name="P9">void printArmstrong(int start, int end)</text:p>
      <text:p text:style-name="P9">{</text:p>
      <text:p text:style-name="P9"><text:s text:c="4"/>/* </text:p>
      <text:p text:style-name="P9"><text:s text:c="5"/>* Iterates from start to end and print the current number </text:p>
      <text:p text:style-name="P9"><text:s text:c="5"/>* if it is armstrong</text:p>
      <text:p text:style-name="P9"><text:s text:c="5"/>*/</text:p>
      <text:p text:style-name="P9"><text:s text:c="4"/>while(start &lt;= end)</text:p>
      <text:p text:style-name="P9"><text:s text:c="4"/>{</text:p>
      <text:p text:style-name="P9"><text:s text:c="8"/>if(isArmstrong(start)) </text:p>
      <text:p text:style-name="P9"><text:s text:c="8"/>{</text:p>
      <text:p text:style-name="P9"><text:s text:c="12"/>printf("%d, ", start);</text:p>
      <text:p text:style-name="P9"><text:s text:c="8"/>}</text:p>
      <text:p text:style-name="P9"><text:s text:c="8"/>start++;</text:p>
      <text:p text:style-name="P9"><text:s text:c="4"/>}</text:p>
      <text:p text:style-name="P9">}</text:p>
      <text:p text:style-name="P3"/>
      <text:p text:style-name="P3">* Write a C program to print all perfect numbers between given interval using functions.</text:p>
      <text:p text:style-name="P3">Source Code</text:p>
      <text:p text:style-name="P9">#include &lt;stdio.h&gt;</text:p>
      <text:p text:style-name="P9">/* Function declarations */</text:p>
      <text:p text:style-name="P9">int isPerfect(int num);</text:p>
      <text:p text:style-name="P9">void printPerfect(int start, int end);</text:p>
      <text:p text:style-name="P9"/>
      <text:p text:style-name="P9">int main()</text:p>
      <text:p text:style-name="P9">{</text:p>
      <text:p text:style-name="P9"><text:s text:c="4"/>int start, end;</text:p>
      <text:p text:style-name="P9"><text:s text:c="4"/>/* Input lower and upper limit to print perfect numbers */</text:p>
      <text:p text:style-name="P9"><text:s text:c="4"/>printf("Enter lower limit to print perfect numbers: ");</text:p>
      <text:p text:style-name="P9"><text:s text:c="4"/>scanf("%d", &amp;start);</text:p>
      <text:p text:style-name="P9"><text:s text:c="4"/>printf("Enter upper limit to print perfect numbers: ");</text:p>
      <text:p text:style-name="P9"><text:s text:c="4"/>scanf("%d", &amp;end);</text:p>
      <text:p text:style-name="P9"><text:s text:c="4"/>printf("All perfect numbers between %d to %d are: \n", start, end);</text:p>
      <text:p text:style-name="P9"><text:s text:c="4"/>printPerfect(start, end);</text:p>
      <text:p text:style-name="P9"><text:s text:c="4"/>return 0;</text:p>
      <text:p text:style-name="P9">}</text:p>
      <text:p text:style-name="P9">/**</text:p>
      <text:p text:style-name="P9"><text:s/>* Check whether the given number is perfect or not.</text:p>
      <text:p text:style-name="P9"><text:s/>* Returns 1 if the number is perfect otherwise 0.</text:p>
      <text:p text:style-name="P9"><text:s/>*/</text:p>
      <text:p text:style-name="P9">int isPerfect(int num)</text:p>
      <text:p text:style-name="P9">{</text:p>
      <text:p text:style-name="P9"><text:s text:c="4"/>int i, sum;</text:p>
      <text:p text:style-name="P9"><text:s text:c="4"/>/* Finds sum of all proper divisors */</text:p>
      <text:p text:style-name="P9"><text:s text:c="4"/>sum = 0;</text:p>
      <text:p text:style-name="P9"><text:s text:c="4"/>for(i=1; i&lt;num; i++)</text:p>
      <text:p text:style-name="P9"><text:s text:c="4"/>{</text:p>
      <text:p text:style-name="P9"><text:s text:c="8"/>if(num % i == 0)</text:p>
      <text:p text:style-name="P9"><text:s text:c="8"/>{</text:p>
      <text:p text:style-name="P9"><text:soft-page-break/><text:s text:c="12"/>sum += i;</text:p>
      <text:p text:style-name="P9"><text:s text:c="8"/>}</text:p>
      <text:p text:style-name="P9"><text:s text:c="4"/>}</text:p>
      <text:p text:style-name="P9"><text:s text:c="4"/>/* </text:p>
      <text:p text:style-name="P9"><text:s text:c="5"/>* If sum of proper positive divisors equals to given number </text:p>
      <text:p text:style-name="P9"><text:s text:c="5"/>* then the number is perfect number</text:p>
      <text:p text:style-name="P9"><text:s text:c="5"/>*/</text:p>
      <text:p text:style-name="P9"><text:s text:c="4"/>if(sum == num)</text:p>
      <text:p text:style-name="P9"><text:s text:c="8"/>return 1;</text:p>
      <text:p text:style-name="P9"><text:s text:c="4"/>else</text:p>
      <text:p text:style-name="P9"><text:s text:c="8"/>return 0;</text:p>
      <text:p text:style-name="P9">}</text:p>
      <text:p text:style-name="P9">/**</text:p>
      <text:p text:style-name="P9"><text:s/>* Print all perfect numbers between given range start and end.</text:p>
      <text:p text:style-name="P9"><text:s/>*/</text:p>
      <text:p text:style-name="P9">void printPerfect(int start, int end)</text:p>
      <text:p text:style-name="P9">{</text:p>
      <text:p text:style-name="P9"><text:s text:c="4"/>/* Iterates from start to end */</text:p>
      <text:p text:style-name="P9"><text:s text:c="4"/>while(start &lt;= end)</text:p>
      <text:p text:style-name="P9"><text:s text:c="4"/>{</text:p>
      <text:p text:style-name="P9"><text:s text:c="8"/>if(isPerfect(start))</text:p>
      <text:p text:style-name="P9"><text:s text:c="8"/>{</text:p>
      <text:p text:style-name="P9"><text:s text:c="12"/>printf("%d, ", start);</text:p>
      <text:p text:style-name="P9"><text:s text:c="8"/>}</text:p>
      <text:p text:style-name="P9"><text:s text:c="8"/>start++;</text:p>
      <text:p text:style-name="P9"><text:s text:c="4"/>} <text:s text:c="2"/></text:p>
      <text:p text:style-name="P9">}</text:p>
      <text:p text:style-name="P3"/>
      <text:p text:style-name="P3">* Write a C program to find power of any number using recursion.</text:p>
      <text:p text:style-name="P3">Source Code</text:p>
      <text:p text:style-name="P9">#include &lt;stdio.h&gt;</text:p>
      <text:p text:style-name="P9">/* Power function declaration */</text:p>
      <text:p text:style-name="P9">double pow(double base, int expo);</text:p>
      <text:p text:style-name="P9"/>
      <text:p text:style-name="P9">int main()</text:p>
      <text:p text:style-name="P9">{</text:p>
      <text:p text:style-name="P9"><text:s text:c="4"/>double base, power;</text:p>
      <text:p text:style-name="P9"><text:s text:c="4"/>int expo;</text:p>
      <text:p text:style-name="P9"><text:s text:c="4"/>/* Input base and exponent from user */</text:p>
      <text:p text:style-name="P9"><text:s text:c="4"/>printf("Enter base: ");</text:p>
      <text:p text:style-name="P9"><text:s text:c="4"/>scanf("%lf", &amp;base);</text:p>
      <text:p text:style-name="P9"><text:s text:c="4"/>printf("Enter exponent: ");</text:p>
      <text:p text:style-name="P9"><text:s text:c="4"/>scanf("%d", &amp;expo);</text:p>
      <text:p text:style-name="P9"><text:s text:c="4"/>// Call pow function</text:p>
      <text:p text:style-name="P9"><text:s text:c="4"/>power = pow(base, expo); </text:p>
      <text:p text:style-name="P9"><text:s text:c="4"/>printf("%.2lf ^ %d = %f", base, expo, power);</text:p>
      <text:p text:style-name="P9"><text:s text:c="4"/>return 0;</text:p>
      <text:p text:style-name="P9">}</text:p>
      <text:p text:style-name="P9">/**</text:p>
      <text:p text:style-name="P9"><text:s/>* Calculate power of any number.</text:p>
      <text:p text:style-name="P9"><text:s/>* Returns base ^ expo</text:p>
      <text:p text:style-name="P9"><text:s/>*/</text:p>
      <text:p text:style-name="P9"><text:soft-page-break/>double pow(double base, int expo)</text:p>
      <text:p text:style-name="P9">{</text:p>
      <text:p text:style-name="P9"><text:s text:c="4"/>/* Base condition */</text:p>
      <text:p text:style-name="P9"><text:s text:c="4"/>if(expo == 0)</text:p>
      <text:p text:style-name="P9"><text:s text:c="8"/>return 1;</text:p>
      <text:p text:style-name="P9"><text:s text:c="4"/>else if(expo &gt; 0)</text:p>
      <text:p text:style-name="P9"><text:s text:c="8"/>return base * pow(base, expo - 1);</text:p>
      <text:p text:style-name="P9"><text:s text:c="4"/>else</text:p>
      <text:p text:style-name="P9"><text:s text:c="8"/>return 1 / pow(base, -expo);</text:p>
      <text:p text:style-name="P9">}</text:p>
      <text:p text:style-name="P3"/>
      <text:p text:style-name="P3">* Write a C program to print all natural numbers between 1 to n using recursion.</text:p>
      <text:p text:style-name="P3">Source Code</text:p>
      <text:p text:style-name="P9">#include &lt;stdio.h&gt;</text:p>
      <text:p text:style-name="P9">/* Function declaration */</text:p>
      <text:p text:style-name="P9">void printNaturalNumbers(int lowerLimit, int upperLimit);</text:p>
      <text:p text:style-name="P9"/>
      <text:p text:style-name="P9">int main()</text:p>
      <text:p text:style-name="P9">{</text:p>
      <text:p text:style-name="P9"><text:s text:c="4"/>int lowerLimit, upperLimit;</text:p>
      <text:p text:style-name="P9"><text:s text:c="4"/>/* Input lower and upper limit from user */ <text:s text:c="3"/></text:p>
      <text:p text:style-name="P9"><text:s text:c="4"/>printf("Enter lower limit: ");</text:p>
      <text:p text:style-name="P9"><text:s text:c="4"/>scanf("%d", &amp;lowerLimit);</text:p>
      <text:p text:style-name="P9"><text:s text:c="4"/>printf("Enter upper limit: ");</text:p>
      <text:p text:style-name="P9"><text:s text:c="4"/>scanf("%d", &amp;upperLimit);</text:p>
      <text:p text:style-name="P9"><text:s text:c="4"/>printf("All natural numbers from %d to %d are: ", lowerLimit, upperLimit);</text:p>
      <text:p text:style-name="P9"><text:s text:c="4"/>printNaturalNumbers(lowerLimit, upperLimit);</text:p>
      <text:p text:style-name="P9"><text:s text:c="4"/>return 0;</text:p>
      <text:p text:style-name="P9">}</text:p>
      <text:p text:style-name="P9">/**</text:p>
      <text:p text:style-name="P9"><text:s/>* Recursively prints all natural number between the given range.</text:p>
      <text:p text:style-name="P9"><text:s/>*/</text:p>
      <text:p text:style-name="P9">void printNaturalNumbers(int lowerLimit, int upperLimit)</text:p>
      <text:p text:style-name="P9">{</text:p>
      <text:p text:style-name="P9"><text:s text:c="4"/>if(lowerLimit &gt; upperLimit)</text:p>
      <text:p text:style-name="P9"><text:s text:c="8"/>return;</text:p>
      <text:p text:style-name="P9"><text:s text:c="4"/>printf("%d, ", lowerLimit);</text:p>
      <text:p text:style-name="P9"><text:s text:c="4"/>// Recursively call the function to print next number</text:p>
      <text:p text:style-name="P9"><text:s text:c="4"/>printNaturalNumbers(lowerLimit + 1, upperLimit);</text:p>
      <text:p text:style-name="P9">}</text:p>
      <text:p text:style-name="P3"/>
      <text:p text:style-name="P3">* Write a C program to print all even or odd numbers in given range using recursion.</text:p>
      <text:p text:style-name="P3">Source Code</text:p>
      <text:p text:style-name="P9">#include &lt;stdio.h&gt;</text:p>
      <text:p text:style-name="P9">/* Function declaration */</text:p>
      <text:p text:style-name="P9">void printEvenOdd(int cur, int limit);</text:p>
      <text:p text:style-name="P9"/>
      <text:p text:style-name="P9">int main()</text:p>
      <text:p text:style-name="P9">{</text:p>
      <text:p text:style-name="P9"><text:s text:c="4"/>int lowerLimit, upperLimit;</text:p>
      <text:p text:style-name="P9"><text:s text:c="4"/>// Input lower and upper limit from user</text:p>
      <text:p text:style-name="P9"><text:s text:c="4"/>printf("Enter lower limit: ");</text:p>
      <text:p text:style-name="P9"><text:soft-page-break/><text:s text:c="4"/>scanf("%d", &amp;lowerLimit);</text:p>
      <text:p text:style-name="P9"><text:s text:c="4"/>printf("Enter upper limit: ");</text:p>
      <text:p text:style-name="P9"><text:s text:c="4"/>scanf("%d", &amp;upperLimit);</text:p>
      <text:p text:style-name="P9"><text:s text:c="4"/>printf("Even/odd Numbers from %d to %d are: ", lowerLimit, upperLimit);</text:p>
      <text:p text:style-name="P9"><text:s text:c="4"/>printEvenOdd(lowerLimit, upperLimit); </text:p>
      <text:p text:style-name="P9"><text:s text:c="4"/>return 0;</text:p>
      <text:p text:style-name="P9">}</text:p>
      <text:p text:style-name="P9">/**</text:p>
      <text:p text:style-name="P9"><text:s/>* Recursive function to print even or odd numbers in a given range. </text:p>
      <text:p text:style-name="P9"><text:s/>*/</text:p>
      <text:p text:style-name="P9">void printEvenOdd(int cur, int limit)</text:p>
      <text:p text:style-name="P9">{</text:p>
      <text:p text:style-name="P9"><text:s text:c="4"/>if(cur &gt; limit)</text:p>
      <text:p text:style-name="P9"><text:s text:c="8"/>return;</text:p>
      <text:p text:style-name="P9"><text:s text:c="4"/>printf("%d, ", cur);</text:p>
      <text:p text:style-name="P9"><text:s text:c="4"/>// Recursively call to printEvenOdd to get next value</text:p>
      <text:p text:style-name="P9"><text:s text:c="4"/>printEvenOdd(cur + 2, limit);</text:p>
      <text:p text:style-name="P9">}</text:p>
      <text:p text:style-name="P3"/>
      <text:p text:style-name="P3">* Write a C program to find sum of all natural numbers between 1 to n using recursion.</text:p>
      <text:p text:style-name="P3">Source Code</text:p>
      <text:p text:style-name="P9">#include &lt;stdio.h&gt;</text:p>
      <text:p text:style-name="P9">/* Function declaration */</text:p>
      <text:p text:style-name="P9">int sumOfNaturalNumbers(int start, int end);</text:p>
      <text:p text:style-name="P9"/>
      <text:p text:style-name="P9">int main()</text:p>
      <text:p text:style-name="P9">{</text:p>
      <text:p text:style-name="P9"><text:s text:c="4"/>int start, end, sum;</text:p>
      <text:p text:style-name="P9"><text:s text:c="4"/>/* Input lower and upper limit from user */</text:p>
      <text:p text:style-name="P9"><text:s text:c="4"/>printf("Enter lower limit: ");</text:p>
      <text:p text:style-name="P9"><text:s text:c="4"/>scanf("%d", &amp;start);</text:p>
      <text:p text:style-name="P9"><text:s text:c="4"/>printf("Enter upper limit: ");</text:p>
      <text:p text:style-name="P9"><text:s text:c="4"/>scanf("%d", &amp;end);</text:p>
      <text:p text:style-name="P9"><text:s text:c="4"/>sum = sumOfNaturalNumbers(start, end);</text:p>
      <text:p text:style-name="P9"><text:s text:c="4"/>printf("Sum of natural numbers from %d to %d = %d", start, end, sum);</text:p>
      <text:p text:style-name="P9"><text:s text:c="4"/>return 0;</text:p>
      <text:p text:style-name="P9">}</text:p>
      <text:p text:style-name="P9">/**</text:p>
      <text:p text:style-name="P9"><text:s/>* Recursively find the sum of natural number</text:p>
      <text:p text:style-name="P9"><text:s/>*/</text:p>
      <text:p text:style-name="P9">int sumOfNaturalNumbers(int start, int end)</text:p>
      <text:p text:style-name="P9">{</text:p>
      <text:p text:style-name="P9"><text:s text:c="4"/>if(start == end)</text:p>
      <text:p text:style-name="P9"><text:s text:c="8"/>return start;</text:p>
      <text:p text:style-name="P9"><text:s text:c="4"/>else</text:p>
      <text:p text:style-name="P9"><text:s text:c="8"/>return start + sumOfNaturalNumbers(start + 1, end); </text:p>
      <text:p text:style-name="P9">}</text:p>
      <text:p text:style-name="P3"/>
      <text:p text:style-name="P3"/>
      <text:p text:style-name="P3"/>
      <text:p text:style-name="P3"/>
      <text:p text:style-name="P3"/>
      <text:p text:style-name="P3"><text:soft-page-break/>* Write a C program to find sum of all even or odd numbers in given range using recursion.</text:p>
      <text:p text:style-name="P3">Source Code</text:p>
      <text:p text:style-name="P10">#include &lt;stdio.h&gt;</text:p>
      <text:p text:style-name="P10">int sumOfEvenOdd(int start, int end);</text:p>
      <text:p text:style-name="P10"/>
      <text:p text:style-name="P10">int main()</text:p>
      <text:p text:style-name="P10">{</text:p>
      <text:p text:style-name="P10"><text:s text:c="4"/>int start, end, sum;</text:p>
      <text:p text:style-name="P10"><text:s text:c="4"/>/* Input lower and upper limit from user */</text:p>
      <text:p text:style-name="P10"><text:s text:c="4"/>printf("Enter lower limit: ");</text:p>
      <text:p text:style-name="P10"><text:s text:c="4"/>scanf("%d", &amp;start);</text:p>
      <text:p text:style-name="P10"><text:s text:c="4"/>printf("Enter upper limit: ");</text:p>
      <text:p text:style-name="P10"><text:s text:c="4"/>scanf("%d", &amp;end);</text:p>
      <text:p text:style-name="P10"><text:s text:c="4"/>printf("Sum of even/odd numbers between %d to %d = %d\n", start, end, sumOfEvenOdd(start, end));</text:p>
      <text:p text:style-name="P10"><text:s text:c="4"/>return 0;</text:p>
      <text:p text:style-name="P10">}</text:p>
      <text:p text:style-name="P10">/**</text:p>
      <text:p text:style-name="P10"><text:s/>* Find sum of all even or odd numbers recursively.</text:p>
      <text:p text:style-name="P10"><text:s/>*/</text:p>
      <text:p text:style-name="P10">int sumOfEvenOdd(int start, int end) </text:p>
      <text:p text:style-name="P10">{</text:p>
      <text:p text:style-name="P10"><text:s text:c="4"/>/* Base condition */</text:p>
      <text:p text:style-name="P10"><text:s text:c="4"/>if(start &gt; end)</text:p>
      <text:p text:style-name="P10"><text:s text:c="8"/>return 0;</text:p>
      <text:p text:style-name="P10"><text:s text:c="4"/>else</text:p>
      <text:p text:style-name="P10"><text:s text:c="8"/>return (start + sumOfEvenOdd(start + 2, end));</text:p>
      <text:p text:style-name="P10">}</text:p>
      <text:p text:style-name="P3"/>
      <text:p text:style-name="P3">* Write a C program to find reverse of any number using recursion.</text:p>
      <text:p text:style-name="P3">Source Code</text:p>
      <text:p text:style-name="P11">#include &lt;stdio.h&gt;</text:p>
      <text:p text:style-name="P11">#include &lt;math.h&gt;</text:p>
      <text:p text:style-name="P11">/* Fuction declaration */</text:p>
      <text:p text:style-name="P11">int reverse(int num);</text:p>
      <text:p text:style-name="P11"/>
      <text:p text:style-name="P11">int main()</text:p>
      <text:p text:style-name="P11">{</text:p>
      <text:p text:style-name="P11"><text:s text:c="4"/>int num, rev;</text:p>
      <text:p text:style-name="P11"><text:s text:c="4"/>/* Input number from user */ <text:s text:c="3"/></text:p>
      <text:p text:style-name="P11"><text:s text:c="4"/>printf("Enter any number: ");</text:p>
      <text:p text:style-name="P11"><text:s text:c="4"/>scanf("%d", &amp;num);</text:p>
      <text:p text:style-name="P11"><text:s text:c="4"/>/* Call the function to reverse number */</text:p>
      <text:p text:style-name="P11"><text:s text:c="4"/>rev = reverse(num); </text:p>
      <text:p text:style-name="P11"><text:s text:c="4"/>printf("Reverse of %d = %d", num, rev);</text:p>
      <text:p text:style-name="P11"><text:s text:c="4"/>return 0;</text:p>
      <text:p text:style-name="P11">}</text:p>
      <text:p text:style-name="P11">/**</text:p>
      <text:p text:style-name="P11"><text:s/>* Recursive function to find reverse of any number</text:p>
      <text:p text:style-name="P11"><text:s/>*/</text:p>
      <text:p text:style-name="P11">int reverse(int num)</text:p>
      <text:p text:style-name="P11">{</text:p>
      <text:p text:style-name="P11"><text:soft-page-break/><text:s text:c="4"/>// Find total digits in num</text:p>
      <text:p text:style-name="P11"><text:s text:c="4"/>int digit = (int) log10(num);</text:p>
      <text:p text:style-name="P11"><text:s text:c="4"/>// Base condition</text:p>
      <text:p text:style-name="P11"><text:s text:c="4"/>if(num == 0)</text:p>
      <text:p text:style-name="P11"><text:s text:c="8"/>return 0;</text:p>
      <text:p text:style-name="P11"><text:s text:c="4"/>return ((num%10 * pow(10, digit)) + reverse(num/10));</text:p>
      <text:p text:style-name="P11">}</text:p>
      <text:p text:style-name="P3"/>
      <text:p text:style-name="P3">* Write a C program to check whether a number is palindrome or not using recursion.</text:p>
      <text:p text:style-name="P3">Source Code</text:p>
      <text:p text:style-name="P12">#include &lt;stdio.h&gt;</text:p>
      <text:p text:style-name="P12">#include &lt;math.h&gt;</text:p>
      <text:p text:style-name="P12">/* Function declarations */ </text:p>
      <text:p text:style-name="P12">int reverse(int num);</text:p>
      <text:p text:style-name="P12">int isPalindrome(int num);</text:p>
      <text:p text:style-name="P12"/>
      <text:p text:style-name="P12">int main()</text:p>
      <text:p text:style-name="P12">{</text:p>
      <text:p text:style-name="P12"><text:s text:c="4"/>int num;</text:p>
      <text:p text:style-name="P12"><text:s text:c="4"/>/* Input any number from user */</text:p>
      <text:p text:style-name="P12"><text:s text:c="4"/>printf("Enter any number: ");</text:p>
      <text:p text:style-name="P12"><text:s text:c="4"/>scanf("%d", &amp;num);</text:p>
      <text:p text:style-name="P12"><text:s text:c="4"/>if(isPalindrome(num) == 1)</text:p>
      <text:p text:style-name="P12"><text:s text:c="4"/>{</text:p>
      <text:p text:style-name="P12"><text:s text:c="8"/>printf("%d is palindrome number.\n", num);</text:p>
      <text:p text:style-name="P12"><text:s text:c="4"/>}</text:p>
      <text:p text:style-name="P12"><text:s text:c="4"/>else</text:p>
      <text:p text:style-name="P12"><text:s text:c="4"/>{</text:p>
      <text:p text:style-name="P12"><text:s text:c="8"/>printf("%d is NOT palindrome number.\n", num);</text:p>
      <text:p text:style-name="P12"><text:s text:c="4"/>}</text:p>
      <text:p text:style-name="P12"><text:s text:c="4"/>return 0;</text:p>
      <text:p text:style-name="P12">}</text:p>
      <text:p text:style-name="P12">/**</text:p>
      <text:p text:style-name="P12"><text:s/>* Function to check whether a number is palindrome or not.</text:p>
      <text:p text:style-name="P12"><text:s/>* This function returns 1 if the number is palindrome otherwise 0.</text:p>
      <text:p text:style-name="P12"><text:s/>*/</text:p>
      <text:p text:style-name="P12">int isPalindrome(int num)</text:p>
      <text:p text:style-name="P12">{</text:p>
      <text:p text:style-name="P12"><text:s text:c="4"/>/* </text:p>
      <text:p text:style-name="P12"><text:s text:c="5"/>* Check if the given number is equal to </text:p>
      <text:p text:style-name="P12"><text:s text:c="5"/>* its reverse.</text:p>
      <text:p text:style-name="P12"><text:s text:c="5"/>*/</text:p>
      <text:p text:style-name="P12"><text:s text:c="4"/>if(num == reverse(num))</text:p>
      <text:p text:style-name="P12"><text:s text:c="4"/>{</text:p>
      <text:p text:style-name="P12"><text:s text:c="8"/>return 1;</text:p>
      <text:p text:style-name="P12"><text:s text:c="4"/>}</text:p>
      <text:p text:style-name="P12"><text:s text:c="4"/>return 0;</text:p>
      <text:p text:style-name="P12">}</text:p>
      <text:p text:style-name="P12">/**</text:p>
      <text:p text:style-name="P12"><text:s/>* Recursive function to find reverse of any number</text:p>
      <text:p text:style-name="P12"><text:s/>*/</text:p>
      <text:p text:style-name="P12">int reverse(int num)</text:p>
      <text:p text:style-name="P12"><text:soft-page-break/>{</text:p>
      <text:p text:style-name="P12"><text:s text:c="4"/>/* Find number of digits in num */</text:p>
      <text:p text:style-name="P12"><text:s text:c="4"/>int digit = (int)log10(num);</text:p>
      <text:p text:style-name="P12"><text:s text:c="4"/>/* Recursion base condition */</text:p>
      <text:p text:style-name="P12"><text:s text:c="4"/>if(num == 0)</text:p>
      <text:p text:style-name="P12"><text:s text:c="8"/>return 0;</text:p>
      <text:p text:style-name="P12"><text:s text:c="4"/>return ((num%10 * pow(10, digit)) + reverse(num/10));</text:p>
      <text:p text:style-name="P12">}</text:p>
      <text:p text:style-name="P3"/>
      <text:p text:style-name="P3">* Write a C program to find sum of digits of a given number using recursion.</text:p>
      <text:p text:style-name="P3">Source Code</text:p>
      <text:p text:style-name="P12">#include &lt;stdio.h&gt;</text:p>
      <text:p text:style-name="P12">/* Function declaration */</text:p>
      <text:p text:style-name="P12">int sumOfDigits(int num);</text:p>
      <text:p text:style-name="P12"/>
      <text:p text:style-name="P12">int main()</text:p>
      <text:p text:style-name="P12">{</text:p>
      <text:p text:style-name="P12"><text:s text:c="4"/>int num, sum;</text:p>
      <text:p text:style-name="P12"><text:s text:c="4"/>printf("Enter any number to find sum of digits: ");</text:p>
      <text:p text:style-name="P12"><text:s text:c="4"/>scanf("%d", &amp;num);</text:p>
      <text:p text:style-name="P12"><text:s text:c="4"/>sum = sumOfDigits(num);</text:p>
      <text:p text:style-name="P12"><text:s text:c="4"/>printf("Sum of digits of %d = %d", num, sum);</text:p>
      <text:p text:style-name="P12"><text:s text:c="4"/>return 0;</text:p>
      <text:p text:style-name="P12">}</text:p>
      <text:p text:style-name="P12">/**</text:p>
      <text:p text:style-name="P12"><text:s/>* Recursive function to find sum of digits of a number</text:p>
      <text:p text:style-name="P12"><text:s/>*/</text:p>
      <text:p text:style-name="P12">int sumOfDigits(int num)</text:p>
      <text:p text:style-name="P12">{</text:p>
      <text:p text:style-name="P12"><text:s text:c="4"/>// Base condition</text:p>
      <text:p text:style-name="P12"><text:s text:c="4"/>if(num == 0)</text:p>
      <text:p text:style-name="P12"><text:s text:c="8"/>return 0;</text:p>
      <text:p text:style-name="P12"><text:s text:c="4"/>return ((num % 10) + sumOfDigits(num / 10));</text:p>
      <text:p text:style-name="P12">}</text:p>
      <text:p text:style-name="P3"/>
      <text:p text:style-name="P3">* Write a C program to find factorial of any number using recursion.</text:p>
      <text:p text:style-name="P3">Source Code</text:p>
      <text:p text:style-name="P13">#include &lt;stdio.h&gt;</text:p>
      <text:p text:style-name="P13">/* Function declaration */</text:p>
      <text:p text:style-name="P13">unsigned long long fact(int num);</text:p>
      <text:p text:style-name="P13"/>
      <text:p text:style-name="P13">int main()</text:p>
      <text:p text:style-name="P13">{</text:p>
      <text:p text:style-name="P13"><text:s text:c="4"/>int num;</text:p>
      <text:p text:style-name="P13"><text:s text:c="4"/>unsigned long long factorial;</text:p>
      <text:p text:style-name="P13"><text:s text:c="4"/>/* Input an integer from user */</text:p>
      <text:p text:style-name="P13"><text:s text:c="4"/>printf("Enter any number: ");</text:p>
      <text:p text:style-name="P13"><text:s text:c="4"/>scanf("%d", &amp;num);</text:p>
      <text:p text:style-name="P13"><text:s text:c="4"/>factorial = fact(num); // Call factorial function</text:p>
      <text:p text:style-name="P13"><text:s text:c="4"/>printf("Factorial of %d is %llu", num, factorial);</text:p>
      <text:p text:style-name="P13"><text:s text:c="4"/>return 0;</text:p>
      <text:p text:style-name="P13">}</text:p>
      <text:p text:style-name="P13"><text:soft-page-break/>/**</text:p>
      <text:p text:style-name="P13"><text:s/>* Function to compute and return factorial of any number recursively. </text:p>
      <text:p text:style-name="P13"><text:s/>*/</text:p>
      <text:p text:style-name="P13">unsigned long long fact(int num)</text:p>
      <text:p text:style-name="P13">{</text:p>
      <text:p text:style-name="P13"><text:s text:c="4"/>// Base condition</text:p>
      <text:p text:style-name="P13"><text:s text:c="4"/>if(num == 0) </text:p>
      <text:p text:style-name="P13"><text:s text:c="8"/>return 1;</text:p>
      <text:p text:style-name="P13"><text:s text:c="4"/>else</text:p>
      <text:p text:style-name="P13"><text:s text:c="8"/>return num * fact(num - 1);</text:p>
      <text:p text:style-name="P13">}</text:p>
      <text:p text:style-name="P3"/>
      <text:p text:style-name="P3">* Write a C program to generate nth Fibonacci term using recursion.</text:p>
      <text:p text:style-name="P3">Source Code</text:p>
      <text:p text:style-name="P13">#include &lt;stdio.h&gt;</text:p>
      <text:p text:style-name="P13">/* Function declaration */</text:p>
      <text:p text:style-name="P13">unsigned long long fibo(int num);</text:p>
      <text:p text:style-name="P13"/>
      <text:p text:style-name="P13">int main()</text:p>
      <text:p text:style-name="P13">{</text:p>
      <text:p text:style-name="P13"><text:s text:c="4"/>int num;</text:p>
      <text:p text:style-name="P13"><text:s text:c="4"/>unsigned long long fibonacci;</text:p>
      <text:p text:style-name="P13"><text:s text:c="4"/>/* Input a number from user */</text:p>
      <text:p text:style-name="P13"><text:s text:c="4"/>printf("Enter any number to find nth fiboacci term: ");</text:p>
      <text:p text:style-name="P13"><text:s text:c="4"/>scanf("%d", &amp;num);</text:p>
      <text:p text:style-name="P13"><text:s text:c="4"/>fibonacci = fibo(num); </text:p>
      <text:p text:style-name="P13"><text:s text:c="4"/>printf("%d fibonacci term is %llu", num, fibonacci);</text:p>
      <text:p text:style-name="P13"><text:s text:c="4"/>return 0;</text:p>
      <text:p text:style-name="P13">}</text:p>
      <text:p text:style-name="P13">/**</text:p>
      <text:p text:style-name="P13"><text:s/>* Recursive function to find nth Fibonacci term</text:p>
      <text:p text:style-name="P13"><text:s/>*/</text:p>
      <text:p text:style-name="P13">unsigned long long fibo(int num) </text:p>
      <text:p text:style-name="P13">{</text:p>
      <text:p text:style-name="P13"><text:s text:c="4"/>if(num == 0) <text:s text:c="5"/>//Base condition</text:p>
      <text:p text:style-name="P13"><text:s text:c="8"/>return 0;</text:p>
      <text:p text:style-name="P13"><text:s text:c="4"/>else if(num == 1) //Base condition</text:p>
      <text:p text:style-name="P13"><text:s text:c="8"/>return 1;</text:p>
      <text:p text:style-name="P13"><text:s text:c="4"/>else </text:p>
      <text:p text:style-name="P13"><text:s text:c="8"/>return fibo(num-1) + fibo(num-2); </text:p>
      <text:p text:style-name="P13">}</text:p>
      <text:p text:style-name="P3"/>
      <text:p text:style-name="P3">* Write a C program to find GCD (HCF) of two numbers using recursion.</text:p>
      <text:p text:style-name="P3">Source Code</text:p>
      <text:p text:style-name="P14">#include &lt;stdio.h&gt;</text:p>
      <text:p text:style-name="P14">/* Function declaration */</text:p>
      <text:p text:style-name="P14">int gcd(int a, int b);</text:p>
      <text:p text:style-name="P14"/>
      <text:p text:style-name="P14">int main()</text:p>
      <text:p text:style-name="P14">{</text:p>
      <text:p text:style-name="P14"><text:s text:c="4"/>int num1, num2, hcf;</text:p>
      <text:p text:style-name="P14"><text:s text:c="4"/>/* Input two numbers from user */</text:p>
      <text:p text:style-name="P14"><text:soft-page-break/><text:s text:c="4"/>printf("Enter any two numbers to find GCD: ");</text:p>
      <text:p text:style-name="P14"><text:s text:c="4"/>scanf("%d%d", &amp;num1, &amp;num2);</text:p>
      <text:p text:style-name="P14"><text:s text:c="4"/>hcf = gcd(num1, num2);</text:p>
      <text:p text:style-name="P14"><text:s text:c="4"/>printf("GCD of %d and %d = %d", num1, num2, hcf);</text:p>
      <text:p text:style-name="P14"><text:s text:c="4"/>return 0;</text:p>
      <text:p text:style-name="P14">}</text:p>
      <text:p text:style-name="P14">/**</text:p>
      <text:p text:style-name="P14"><text:s/>* Recursive approach of euclidean algorithm to find GCD of two numbers</text:p>
      <text:p text:style-name="P14"><text:s/>*/</text:p>
      <text:p text:style-name="P14">int gcd(int a, int b)</text:p>
      <text:p text:style-name="P14">{</text:p>
      <text:p text:style-name="P14"><text:s text:c="4"/>if(b == 0)</text:p>
      <text:p text:style-name="P14"><text:s text:c="8"/>return a;</text:p>
      <text:p text:style-name="P14"><text:s text:c="4"/>else</text:p>
      <text:p text:style-name="P14"><text:s text:c="8"/>return gcd(b, a%b); </text:p>
      <text:p text:style-name="P14">}</text:p>
      <text:p text:style-name="P3"/>
      <text:p text:style-name="P3">* Write a C program to find LCM of two numbers using recursion.</text:p>
      <text:p text:style-name="P3">Source Code</text:p>
      <text:p text:style-name="P14">#include &lt;stdio.h&gt;</text:p>
      <text:p text:style-name="P14">/* Function declaration */</text:p>
      <text:p text:style-name="P14">int lcm(int a, int b);</text:p>
      <text:p text:style-name="P14"/>
      <text:p text:style-name="P14">int main()</text:p>
      <text:p text:style-name="P14">{</text:p>
      <text:p text:style-name="P14"><text:s text:c="4"/>int num1, num2, LCM;</text:p>
      <text:p text:style-name="P14"><text:s text:c="4"/>/* Input two numbers from user */</text:p>
      <text:p text:style-name="P14"><text:s text:c="4"/>printf("Enter any two numbers to find lcm: ");</text:p>
      <text:p text:style-name="P14"><text:s text:c="4"/>scanf("%d%d", &amp;num1, &amp;num2);</text:p>
      <text:p text:style-name="P14"><text:s text:c="4"/>/*</text:p>
      <text:p text:style-name="P14"><text:s text:c="5"/>* Ensures that first parameter of LCM function </text:p>
      <text:p text:style-name="P14"><text:s text:c="5"/>* is always less than second </text:p>
      <text:p text:style-name="P14"><text:s text:c="5"/>*/</text:p>
      <text:p text:style-name="P14"><text:s text:c="4"/>if(num1 &gt; num2)</text:p>
      <text:p text:style-name="P14"><text:s text:c="8"/>LCM = lcm(num2, num1);</text:p>
      <text:p text:style-name="P14"><text:s text:c="4"/>else</text:p>
      <text:p text:style-name="P14"><text:s text:c="8"/>LCM = lcm(num1, num2);</text:p>
      <text:p text:style-name="P14"><text:s text:c="4"/>printf("LCM of %d and %d = %d", num1, num2, LCM);</text:p>
      <text:p text:style-name="P14"><text:s text:c="4"/>return 0;</text:p>
      <text:p text:style-name="P14">}</text:p>
      <text:p text:style-name="P14">/**</text:p>
      <text:p text:style-name="P14"><text:s/>* Recursive function to find lcm of two numbers 'a' and 'b'.</text:p>
      <text:p text:style-name="P14"><text:s/>* Here 'a' needs to be always less than 'b'.</text:p>
      <text:p text:style-name="P14"><text:s/>*/</text:p>
      <text:p text:style-name="P14">int lcm(int a, int b)</text:p>
      <text:p text:style-name="P14">{</text:p>
      <text:p text:style-name="P14"><text:s text:c="4"/>static int multiple = 0;</text:p>
      <text:p text:style-name="P14"><text:s text:c="4"/>/* Increments multiple by adding max value to it */</text:p>
      <text:p text:style-name="P14"><text:s text:c="4"/>multiple += b;</text:p>
      <text:p text:style-name="P14"><text:s text:c="4"/>/*</text:p>
      <text:p text:style-name="P14"><text:s text:c="5"/>* Base condition of recursion</text:p>
      <text:p text:style-name="P14"><text:s text:c="5"/>* If found a common multiple then return the multiple.</text:p>
      <text:p text:style-name="P14"><text:soft-page-break/><text:s text:c="5"/>*/</text:p>
      <text:p text:style-name="P14"><text:s text:c="4"/>if((multiple % a == 0) &amp;&amp; (multiple % b == 0))</text:p>
      <text:p text:style-name="P14"><text:s text:c="4"/>{</text:p>
      <text:p text:style-name="P14"><text:s text:c="8"/>return multiple;</text:p>
      <text:p text:style-name="P14"><text:s text:c="4"/>}</text:p>
      <text:p text:style-name="P14"><text:s text:c="4"/>else </text:p>
      <text:p text:style-name="P14"><text:s text:c="4"/>{</text:p>
      <text:p text:style-name="P14"><text:s text:c="8"/>return lcm(a, b);</text:p>
      <text:p text:style-name="P14"><text:s text:c="4"/>}</text:p>
      <text:p text:style-name="P14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7:56:38.707328098</meta:creation-date>
    <dc:date>2019-01-21T18:54:27.075041022</dc:date>
    <meta:editing-duration>PT37M2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8" meta:paragraph-count="839" meta:word-count="3162" meta:character-count="20015" meta:non-whitespace-character-count="15157"/>
  </office:meta>
</office:document-meta>
</file>